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3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clas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wakeup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office:value-type="float" office:value="170.688" calcext:value-type="float">
            <text:p>170.688</text:p>
          </table:table-cell>
          <table:table-cell office:value-type="string" calcext:value-type="string">
            <text:p>08:1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deepdaw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6:0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office:value-type="float" office:value="181.61" calcext:value-type="float">
            <text:p>181.61</text:p>
          </table:table-cell>
          <table:table-cell office:value-type="string" calcext:value-type="string">
            <text:p>09:07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office:value-type="string" calcext:value-type="string">
            <text:p>09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office:value-type="string" calcext:value-type="string">
            <text:p>06:4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office:value-type="string" calcext:value-type="string">
            <text:p>08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</table:table-row>
        <table:table-row table:style-name="ro1">
          <table:table-cell office:value-type="string" calcext:value-type="string">
            <text:p>marigolds</text:p>
          </table:table-cell>
          <table:table-cell office:value-type="float" office:value="170.18" calcext:value-type="float">
            <text:p>170.18</text:p>
          </table:table-cell>
          <table:table-cell office:value-type="string" calcext:value-type="string">
            <text:p>06: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55.448" calcext:value-type="float">
            <text:p>155.448</text:p>
          </table:table-cell>
          <table:table-cell office:value-type="string" calcext:value-type="string">
            <text:p>09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office:value-type="string" calcext:value-type="string">
            <text:p>08:44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office:value-type="string" calcext:value-type="string">
            <text:p>07:4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office:value-type="string" calcext:value-type="string">
            <text:p>09:1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16:39:16.254015092</dc:date>
    <dc:creator>John Martin</dc:creator>
    <meta:editing-duration>PT5M53S</meta:editing-duration>
    <meta:editing-cycles>2</meta:editing-cycles>
    <meta:generator>LibreOffice/4.3.3.2$Linux_X86_64 LibreOffice_project/430m0$Build-2</meta:generator>
    <meta:document-statistic meta:table-count="1" meta:cell-count="60" meta:object-count="0"/>
  </office:meta>
</office:document-meta>
</file>